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4206999999999999E-2" table:style-name="ce1">
            <text:p>0.02420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2932999999999999E-2" table:style-name="ce1">
            <text:p>0.02293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2.0385E-2" table:style-name="ce1">
            <text:p>0.02038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1467E-2" table:style-name="ce1">
            <text:p>0.01146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8.9180000000000006E-3" table:style-name="ce1">
            <text:p>0.008918</text:p>
          </table:table-cell>
          <table:table-cell table:number-columns-repeated="16383"/>
        </table:table-row>
        <table:table-row table:style-name="ro1">
          <table:table-cell office:value-type="float" office:value="1.2741000000000001E-2" table:style-name="ce1">
            <text:p>0.01274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5289000000000001E-2" table:style-name="ce1">
            <text:p>0.0152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4015E-2" table:style-name="ce1">
            <text:p>0.014015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style-name="ro1">
          <table:table-cell office:value-type="float" office:value="2.1659000000000001E-2" table:style-name="ce1">
            <text:p>0.021659</text:p>
          </table:table-cell>
          <table:table-cell table:number-columns-repeated="16383"/>
        </table:table-row>
        <table:table-row table:style-name="ro1">
          <table:table-cell office:value-type="float" office:value="1.6563000000000001E-2" table:style-name="ce1">
            <text:p>0.016563</text:p>
          </table:table-cell>
          <table:table-cell table:number-columns-repeated="16383"/>
        </table:table-row>
        <table:table-row table:style-name="ro1">
          <table:table-cell office:value-type="float" office:value="1.7836999999999999E-2" table:style-name="ce1">
            <text:p>0.017837</text:p>
          </table:table-cell>
          <table:table-cell table:number-columns-repeated="16383"/>
        </table:table-row>
        <table:table-row table:style-name="ro1">
          <table:table-cell office:value-type="float" office:value="1.9111E-2" table:style-name="ce1">
            <text:p>0.019111</text:p>
          </table:table-cell>
          <table:table-cell table:number-columns-repeated="16383"/>
        </table:table-row>
        <table:table-row table:number-rows-repeated="1042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enn</meta:initial-creator>
    <dc:creator>Glenn</dc:creator>
    <meta:creation-date>2016-02-02T21:12:07Z</meta:creation-date>
    <dc:date>2016-02-02T21:12:33Z</dc:date>
  </office:meta>
</office:document-meta>
</file>